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0ebe5df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officeooo:rsid="01514245"/>
    </style:style>
    <style:style style:name="T7" style:family="text">
      <style:text-properties officeooo:rsid="01544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 | {d[i].projects[k].customer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7">max</text:span>):show('-'):elseShow()}{d[i].projects[k].team_size.min:ifNE(.<text:span text:style-name="T6">max</text:span>):show(.max):elseShow()}</text:p>
          </table:table-cell>
        </table:table-row>
      </table:table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20th of July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.499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32M27S</meta:editing-duration>
    <meta:editing-cycles>898</meta:editing-cycles>
    <meta:generator>LibreOffice/24.2.2.2$Windows_X86_64 LibreOffice_project/d56cc158d8a96260b836f100ef4b4ef25d6f1a01</meta:generator>
    <dc:date>2024-08-10T14:28:21.748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6" meta:character-count="736" meta:non-whitespace-character-count="724"/>
  </office:meta>
</office:document-meta>
</file>